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redericksburg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76">
            <text:p>176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24">
            <text:p>124</text:p>
          </table:table-cell>
          <table:table-cell table:style-name="ce23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37">
            <text:p>337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0">
            <text:p>2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817">
            <text:p>817</text:p>
          </table:table-cell>
          <table:table-cell table:style-name="ce22" office:value-type="float" office:value="76">
            <text:p>7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31">
            <text:p>13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82">
            <text:p>48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736">
            <text:p>736</text:p>
          </table:table-cell>
          <table:table-cell table:style-name="ce22" office:value-type="float" office:value="84">
            <text:p>8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636">
            <text:p>1636</text:p>
          </table:table-cell>
          <table:table-cell table:style-name="ce22" office:value-type="float" office:value="100">
            <text:p>10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453">
            <text:p>2453</text:p>
          </table:table-cell>
          <table:table-cell table:style-name="ce22" office:value-type="float" office:value="176">
            <text:p>17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